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053F7FC528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Verdana1" svg:font-family="Verdana" style:font-family-generic="swiss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SimSun" svg:font-family="SimSun, 宋体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8785in" table:align="margins" style:writing-mode="lr-tb"/>
    </style:style>
    <style:style style:name="Table1.A" style:family="table-column">
      <style:table-column-properties style:column-width="0.9826in" style:rel-column-width="9362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785in" table:align="margins" style:writing-mode="lr-tb"/>
    </style:style>
    <style:style style:name="Table2.A" style:family="table-column">
      <style:table-column-properties style:column-width="0.875in" style:rel-column-width="1260*"/>
    </style:style>
    <style:style style:name="Table2.B" style:family="table-column">
      <style:table-column-properties style:column-width="6.0035in" style:rel-column-width="86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8785in" table:align="margins" style:writing-mode="lr-tb"/>
    </style:style>
    <style:style style:name="Table3.A" style:family="table-column">
      <style:table-column-properties style:column-width="0.875in" style:rel-column-width="1260*"/>
    </style:style>
    <style:style style:name="Table3.B" style:family="table-column">
      <style:table-column-properties style:column-width="2.1875in" style:rel-column-width="3150*"/>
    </style:style>
    <style:style style:name="Table3.C" style:family="table-column">
      <style:table-column-properties style:column-width="3.816in" style:rel-column-width="549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Results" style:family="table">
      <style:table-properties style:width="6.8785in" table:align="margins" style:writing-mode="lr-tb"/>
    </style:style>
    <style:style style:name="Results.A" style:family="table-column">
      <style:table-column-properties style:column-width="2.375in" style:rel-column-width="3420*"/>
    </style:style>
    <style:style style:name="Results.B" style:family="table-column">
      <style:table-column-properties style:column-width="0.75in" style:rel-column-width="1080*"/>
    </style:style>
    <style:style style:name="Results.C" style:family="table-column">
      <style:table-column-properties style:column-width="3.7535in" style:rel-column-width="5405*"/>
    </style:style>
    <style:style style:name="Results.A1" style:family="table-cell">
      <style:table-cell-properties fo:padding="0.0382in" fo:border-left="0.05pt solid #000000" fo:border-right="none" fo:border-top="0.05pt solid #000000" fo:border-bottom="0.05pt solid #000000"/>
    </style:style>
    <style:style style:name="Results.C1" style:family="table-cell">
      <style:table-cell-properties fo:padding="0.0382in" fo:border="0.05pt solid #000000"/>
    </style:style>
    <style:style style:name="Results.A2" style:family="table-cell">
      <style:table-cell-properties fo:padding="0.0382in" fo:border-left="0.05pt solid #000000" fo:border-right="none" fo:border-top="none" fo:border-bottom="0.05pt solid #000000"/>
    </style:style>
    <style:style style:name="Result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/>
      <style:text-properties fo:language="es" fo:country="AR" style:language-asian="es" style:country-asian="AR"/>
    </style:style>
    <style:style style:name="P2" style:family="paragraph" style:parent-style-name="TituloDocumento">
      <style:paragraph-properties fo:margin-left="0in" fo:margin-right="0in" fo:text-align="end" style:justify-single-word="false" fo:text-indent="0in" style:auto-text-indent="false"/>
      <style:text-properties fo:color="#000000" style:font-name="Verdana" fo:font-size="13pt" fo:font-style="normal" officeooo:rsid="00719baa" officeooo:paragraph-rsid="00719baa" style:font-size-asian="13pt" style:font-style-asian="normal" style:font-size-complex="13pt" style:font-style-complex="normal"/>
    </style:style>
    <style:style style:name="P3" style:family="paragraph" style:parent-style-name="TituloDocumento">
      <style:paragraph-properties fo:margin-left="0in" fo:margin-right="0in" fo:text-align="end" style:justify-single-word="false" fo:text-indent="0in" style:auto-text-indent="false"/>
      <style:text-properties fo:color="#000000" style:font-name="Verdana" fo:font-size="13pt" fo:font-style="normal" officeooo:rsid="007c71b7" officeooo:paragraph-rsid="007c71b7" style:font-size-asian="13pt" style:font-style-asian="normal" style:font-size-complex="13pt" style:font-style-complex="normal"/>
    </style:style>
    <style:style style:name="P4" style:family="paragraph" style:parent-style-name="Footer">
      <style:text-properties fo:color="#808080" fo:font-style="normal" style:font-style-asian="normal" style:font-style-complex="normal"/>
    </style:style>
    <style:style style:name="P5" style:family="paragraph" style:parent-style-name="Footer">
      <style:paragraph-properties fo:text-align="end" style:justify-single-word="false"/>
      <style:text-properties fo:color="#808080" fo:font-style="normal" style:font-style-asian="normal" style:font-style-complex="normal"/>
    </style:style>
    <style:style style:name="P6" style:family="paragraph" style:parent-style-name="Standard">
      <style:text-properties fo:color="#808080" fo:font-style="normal" style:font-style-asian="normal" style:font-style-complex="normal"/>
    </style:style>
    <style:style style:name="P7" style:family="paragraph" style:parent-style-name="Standard">
      <style:text-properties fo:color="#000000"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end" style:justify-single-word="false"/>
      <style:text-properties fo:color="#000000" fo:font-style="normal" officeooo:rsid="00719baa" officeooo:paragraph-rsid="00719baa" style:font-style-asian="normal" style:font-style-complex="normal"/>
    </style:style>
    <style:style style:name="P9" style:family="paragraph" style:parent-style-name="Standard">
      <style:text-properties fo:font-size="9pt" officeooo:paragraph-rsid="001eb62c" style:font-size-asian="9pt" style:font-size-complex="9pt"/>
    </style:style>
    <style:style style:name="P10" style:family="paragraph" style:parent-style-name="Footer">
      <style:paragraph-properties fo:margin-left="0.1252in" fo:margin-right="0in" fo:text-indent="0in" style:auto-text-indent="false"/>
      <style:text-properties fo:color="#808080" fo:font-style="normal" style:font-style-asian="normal" style:font-style-complex="normal"/>
    </style:style>
    <style:style style:name="P11" style:family="paragraph" style:parent-style-name="Footer">
      <style:paragraph-properties fo:margin-left="0.1252in" fo:margin-right="0in" fo:text-indent="0in" style:auto-text-indent="false"/>
      <style:text-properties fo:color="#808080" fo:language="es" fo:country="AR" fo:font-style="normal" style:language-asian="es" style:country-asian="AR" style:font-style-asian="normal" style:font-style-complex="normal"/>
    </style:style>
    <style:style style:name="P12" style:family="paragraph" style:parent-style-name="Standard">
      <style:paragraph-properties fo:margin-left="0.4917in" fo:margin-right="0in" fo:text-indent="-0.4917in" style:auto-text-indent="false"/>
      <style:text-properties fo:color="#000000" style:font-name="Verdana" fo:font-size="10pt" fo:font-style="normal" style:font-size-asian="10pt" style:font-style-asian="normal" style:font-size-complex="10pt" style:font-style-complex="normal"/>
    </style:style>
    <style:style style:name="P13" style:family="paragraph" style:parent-style-name="Desarrollo-Normal">
      <style:paragraph-properties fo:text-align="justify" style:justify-single-word="false"/>
      <style:text-properties fo:color="#000000" style:font-name="Verdana" fo:font-size="10pt" fo:font-style="normal" officeooo:rsid="004fb62f" officeooo:paragraph-rsid="004fb62f" style:font-size-asian="10pt" style:font-style-asian="normal" style:font-size-complex="10pt" style:font-style-complex="normal"/>
    </style:style>
    <style:style style:name="P14" style:family="paragraph" style:parent-style-name="Desarrollo-Normal">
      <style:paragraph-properties fo:text-align="justify" style:justify-single-word="false"/>
      <style:text-properties fo:color="#000000" style:font-name="Verdana" fo:font-size="10pt" fo:font-style="normal" officeooo:rsid="004fb62f" officeooo:paragraph-rsid="007cb3ac" style:font-size-asian="10pt" style:font-style-asian="normal" style:font-size-complex="10pt" style:font-style-complex="normal"/>
    </style:style>
    <style:style style:name="P15" style:family="paragraph" style:parent-style-name="Desarrollo-Normal">
      <style:paragraph-properties fo:text-align="justify" style:justify-single-word="false"/>
      <style:text-properties style:font-name="Verdana" fo:font-style="normal" fo:font-weight="normal" officeooo:rsid="007c71b7" officeooo:paragraph-rsid="007c71b7" style:font-style-asian="normal" style:font-weight-asian="normal" style:font-style-complex="normal" style:font-weight-complex="normal"/>
    </style:style>
    <style:style style:name="P16" style:family="paragraph" style:parent-style-name="Desarrollo-Normal">
      <style:paragraph-properties fo:text-align="justify" style:justify-single-word="false"/>
      <style:text-properties style:font-name="Verdana" fo:font-style="normal" fo:font-weight="normal" officeooo:rsid="007c71b7" officeooo:paragraph-rsid="007cb3ac" style:font-style-asian="normal" style:font-weight-asian="normal" style:font-style-complex="normal" style:font-weight-complex="normal"/>
    </style:style>
    <style:style style:name="P17" style:family="paragraph" style:parent-style-name="Desarrollo-Normal">
      <style:paragraph-properties fo:text-align="justify" style:justify-single-word="false"/>
      <style:text-properties style:font-name="Verdana" fo:font-style="normal" fo:font-weight="normal" officeooo:rsid="007cb3ac" officeooo:paragraph-rsid="007cb3ac" style:font-style-asian="normal" style:font-weight-asian="normal" style:font-style-complex="normal" style:font-weight-complex="normal"/>
    </style:style>
    <style:style style:name="P18" style:family="paragraph" style:parent-style-name="TituloDocumento">
      <style:paragraph-properties fo:text-align="end" style:justify-single-word="false"/>
      <style:text-properties fo:color="#000000" style:font-name="Verdana" fo:font-size="24pt" fo:font-style="normal" officeooo:rsid="00193cf0" officeooo:paragraph-rsid="00193cf0" style:font-size-asian="24pt" style:font-style-asian="normal" style:font-size-complex="24pt" style:font-style-complex="normal"/>
    </style:style>
    <style:style style:name="P19" style:family="paragraph" style:parent-style-name="TituloDocumento">
      <style:paragraph-properties fo:text-align="end" style:justify-single-word="false"/>
      <style:text-properties fo:color="#000000" style:font-name="Verdana" fo:font-size="28pt" fo:font-style="normal" officeooo:rsid="00193cf0" officeooo:paragraph-rsid="00193cf0" style:font-size-asian="28pt" style:font-style-asian="normal" style:font-size-complex="28pt" style:font-style-complex="normal"/>
    </style:style>
    <style:style style:name="P20" style:family="paragraph" style:parent-style-name="TituloDocumento">
      <style:text-properties fo:color="#000000" style:font-name="Verdana" fo:font-size="10pt" fo:font-style="normal" officeooo:rsid="00193cf0" officeooo:paragraph-rsid="00193cf0" style:font-size-asian="10pt" style:font-style-asian="normal" style:font-size-complex="10pt" style:font-style-complex="normal"/>
    </style:style>
    <style:style style:name="P21" style:family="paragraph" style:parent-style-name="TITULO_20_2">
      <style:paragraph-properties fo:break-before="page"/>
      <style:text-properties officeooo:rsid="007c71b7" officeooo:paragraph-rsid="007c71b7"/>
    </style:style>
    <style:style style:name="P22" style:family="paragraph" style:parent-style-name="TITULO_20_2">
      <style:paragraph-properties fo:break-before="page"/>
      <style:text-properties officeooo:rsid="007cb3ac" officeooo:paragraph-rsid="007cb3ac"/>
    </style:style>
    <style:style style:name="P23" style:family="paragraph" style:parent-style-name="Standard">
      <style:paragraph-properties fo:text-align="end" style:justify-single-word="false"/>
      <style:text-properties fo:color="#000000" fo:font-style="normal" officeooo:rsid="007c71b7" officeooo:paragraph-rsid="007c71b7" style:font-style-asian="normal" style:font-style-complex="normal"/>
    </style:style>
    <style:style style:name="P24" style:family="paragraph" style:parent-style-name="Standard">
      <style:paragraph-properties fo:text-align="end" style:justify-single-word="false"/>
      <style:text-properties fo:color="#000000" fo:font-style="normal" officeooo:rsid="0086bcfa" officeooo:paragraph-rsid="0086bcfa" style:font-style-asian="normal" style:font-style-complex="normal"/>
    </style:style>
    <style:style style:name="P25" style:family="paragraph" style:parent-style-name="Standard">
      <style:paragraph-properties fo:text-align="end" style:justify-single-word="false"/>
      <style:text-properties officeooo:paragraph-rsid="0086bcfa"/>
    </style:style>
    <style:style style:name="P26" style:family="paragraph" style:parent-style-name="Standard" style:master-page-name="First_20_Page">
      <style:paragraph-properties fo:margin-left="0.4917in" fo:margin-right="0in" fo:text-indent="-0.4917in" style:auto-text-indent="false" style:page-number="auto"/>
      <style:text-properties fo:color="#000000" style:font-name="Verdana" fo:font-size="10pt" fo:font-style="normal" style:font-size-asian="10pt" style:font-style-asian="normal" style:font-size-complex="10pt" style:font-style-complex="normal"/>
    </style:style>
    <style:style style:name="P27" style:family="paragraph" style:parent-style-name="TituloDocumento">
      <style:paragraph-properties fo:text-align="end" style:justify-single-word="false"/>
      <style:text-properties fo:color="#000000" style:font-name="Verdana" fo:font-size="28pt" fo:font-style="normal" officeooo:rsid="007c71b7" officeooo:paragraph-rsid="00719baa" style:font-size-asian="28pt" style:font-style-asian="normal" style:font-size-complex="28pt" style:font-style-complex="normal"/>
    </style:style>
    <style:style style:name="P28" style:family="paragraph" style:parent-style-name="TituloDocumento">
      <style:paragraph-properties fo:margin-left="0in" fo:margin-right="0in" fo:text-align="end" style:justify-single-word="false" fo:text-indent="0in" style:auto-text-indent="false"/>
      <style:text-properties fo:color="#000000" style:font-name="Verdana" fo:font-size="13pt" fo:font-style="normal" officeooo:rsid="00719baa" officeooo:paragraph-rsid="00719baa" style:font-size-asian="13pt" style:font-style-asian="normal" style:font-size-complex="13pt" style:font-style-complex="normal"/>
    </style:style>
    <style:style style:name="P29" style:family="paragraph" style:parent-style-name="TituloDocumento">
      <style:paragraph-properties fo:margin-left="0in" fo:margin-right="0in" fo:text-align="end" style:justify-single-word="false" fo:text-indent="0in" style:auto-text-indent="false"/>
      <style:text-properties fo:color="#000000" style:font-name="Verdana" fo:font-size="13pt" fo:font-style="normal" officeooo:rsid="007c71b7" officeooo:paragraph-rsid="007c71b7" style:font-size-asian="13pt" style:font-style-asian="normal" style:font-size-complex="13pt" style:font-style-complex="normal"/>
    </style:style>
    <style:style style:name="P30" style:family="paragraph" style:parent-style-name="TITULO_20_2">
      <style:paragraph-properties fo:break-before="page"/>
      <style:text-properties officeooo:rsid="007cb3ac" officeooo:paragraph-rsid="00823238"/>
    </style:style>
    <style:style style:name="P31" style:family="paragraph" style:parent-style-name="Desarrollo-Normal">
      <style:paragraph-properties fo:text-align="justify" style:justify-single-word="false"/>
      <style:text-properties style:font-name="Verdana" fo:font-style="normal" fo:font-weight="normal" officeooo:rsid="007cb3ac" officeooo:paragraph-rsid="007cb3ac" style:font-style-asian="normal" style:font-weight-asian="normal" style:font-style-complex="normal" style:font-weight-complex="normal"/>
    </style:style>
    <style:style style:name="P32" style:family="paragraph" style:parent-style-name="Desarrollo-Normal">
      <style:paragraph-properties fo:text-align="justify" style:justify-single-word="false"/>
      <style:text-properties style:font-name="Verdana" fo:font-style="normal" fo:font-weight="normal" officeooo:rsid="007cb3ac" officeooo:paragraph-rsid="007dfec7" style:font-style-asian="normal" style:font-weight-asian="normal" style:font-style-complex="normal" style:font-weight-complex="normal"/>
    </style:style>
    <style:style style:name="P33" style:family="paragraph" style:parent-style-name="Desarrollo-Normal">
      <style:paragraph-properties fo:text-align="justify" style:justify-single-word="false"/>
      <style:text-properties style:font-name="Verdana" fo:font-style="normal" fo:font-weight="normal" officeooo:rsid="007dfec7" officeooo:paragraph-rsid="007dfec7" style:font-style-asian="normal" style:font-weight-asian="normal" style:font-style-complex="normal" style:font-weight-complex="normal"/>
    </style:style>
    <style:style style:name="P34" style:family="paragraph" style:parent-style-name="Desarrollo-Normal">
      <style:paragraph-properties fo:text-align="justify" style:justify-single-word="false"/>
      <style:text-properties style:font-name="Verdana" fo:font-style="normal" fo:font-weight="normal" officeooo:rsid="007e041e" officeooo:paragraph-rsid="007e041e" style:font-style-asian="normal" style:font-weight-asian="normal" style:font-style-complex="normal" style:font-weight-complex="normal"/>
    </style:style>
    <style:style style:name="P35" style:family="paragraph" style:parent-style-name="Desarrollo-Normal">
      <style:paragraph-properties fo:text-align="justify" style:justify-single-word="false"/>
      <style:text-properties style:font-name="Verdana" fo:font-style="normal" fo:font-weight="normal" officeooo:rsid="007e041e" officeooo:paragraph-rsid="007ff7e3" style:font-style-asian="normal" style:font-weight-asian="normal" style:font-style-complex="normal" style:font-weight-complex="normal"/>
    </style:style>
    <style:style style:name="P36" style:family="paragraph" style:parent-style-name="Desarrollo-Normal">
      <style:paragraph-properties fo:text-align="center" style:justify-single-word="false"/>
      <style:text-properties style:font-name="Verdana" fo:font-style="normal" fo:font-weight="normal" officeooo:rsid="007e041e" officeooo:paragraph-rsid="007ff7e3" style:font-style-asian="normal" style:font-weight-asian="normal" style:font-style-complex="normal" style:font-weight-complex="normal"/>
    </style:style>
    <style:style style:name="P37" style:family="paragraph" style:parent-style-name="Desarrollo-Normal">
      <style:paragraph-properties fo:text-align="start" style:justify-single-word="false"/>
      <style:text-properties style:font-name="Verdana" fo:font-style="normal" fo:font-weight="normal" officeooo:rsid="007e041e" officeooo:paragraph-rsid="007ff7e3" style:font-style-asian="normal" style:font-weight-asian="normal" style:font-style-complex="normal" style:font-weight-complex="normal"/>
    </style:style>
    <style:style style:name="P38" style:family="paragraph" style:parent-style-name="Desarrollo-Normal">
      <style:paragraph-properties fo:text-align="start" style:justify-single-word="false"/>
      <style:text-properties style:font-name="Verdana" fo:font-style="normal" fo:font-weight="normal" officeooo:rsid="007e041e" officeooo:paragraph-rsid="008155b4" style:font-style-asian="normal" style:font-weight-asian="normal" style:font-style-complex="normal" style:font-weight-complex="normal"/>
    </style:style>
    <style:style style:name="P39" style:family="paragraph" style:parent-style-name="Desarrollo-Normal">
      <loext:graphic-properties draw:fill="none" draw:fill-color="#ffffff" draw:opacity="100%"/>
      <style:paragraph-properties fo:text-align="start" style:justify-single-word="false"/>
      <style:text-properties style:font-name="Verdana" fo:font-style="normal" fo:font-weight="normal" officeooo:rsid="007e041e" officeooo:paragraph-rsid="007e041e" style:font-style-asian="normal" style:font-weight-asian="normal" style:font-style-complex="normal" style:font-weight-complex="normal"/>
    </style:style>
    <style:style style:name="P40" style:family="paragraph" style:parent-style-name="Desarrollo-Normal">
      <style:paragraph-properties fo:text-align="justify" style:justify-single-word="false"/>
      <style:text-properties style:font-name="Verdana" fo:font-style="normal" fo:font-weight="normal" officeooo:rsid="007ff7e3" officeooo:paragraph-rsid="007ff7e3" style:font-style-asian="normal" style:font-weight-asian="normal" style:font-style-complex="normal" style:font-weight-complex="normal"/>
    </style:style>
    <style:style style:name="P41" style:family="paragraph" style:parent-style-name="Desarrollo-Normal">
      <style:paragraph-properties fo:text-align="justify" style:justify-single-word="false"/>
      <style:text-properties style:font-name="Verdana" fo:font-style="normal" fo:font-weight="normal" officeooo:rsid="008155b4" officeooo:paragraph-rsid="008155b4" style:font-style-asian="normal" style:font-weight-asian="normal" style:font-style-complex="normal" style:font-weight-complex="normal"/>
    </style:style>
    <style:style style:name="P42" style:family="paragraph" style:parent-style-name="Desarrollo-Normal">
      <style:paragraph-properties fo:text-align="start" style:justify-single-word="false"/>
      <style:text-properties style:font-name="Verdana" fo:font-style="normal" fo:font-weight="normal" officeooo:rsid="00823238" officeooo:paragraph-rsid="00823238" style:font-style-asian="normal" style:font-weight-asian="normal" style:font-style-complex="normal" style:font-weight-complex="normal"/>
    </style:style>
    <style:style style:name="P43" style:family="paragraph" style:parent-style-name="Desarrollo-Normal">
      <loext:graphic-properties draw:fill="none" draw:fill-color="#ffffff" draw:opacity="100%"/>
      <style:paragraph-properties fo:text-align="justify" style:justify-single-word="false"/>
      <style:text-properties style:font-name="Verdana" fo:font-style="normal" fo:font-weight="normal" officeooo:rsid="008458b0" officeooo:paragraph-rsid="008458b0" style:font-style-asian="normal" style:font-weight-asian="normal" style:font-style-complex="normal" style:font-weight-complex="normal"/>
    </style:style>
    <style:style style:name="P44" style:family="paragraph" style:parent-style-name="Desarrollo-Normal">
      <loext:graphic-properties draw:fill="none" draw:fill-color="#ffffff" draw:opacity="100%"/>
      <style:paragraph-properties fo:text-align="justify" style:justify-single-word="false"/>
      <style:text-properties style:font-name="Verdana" fo:font-style="italic" fo:font-weight="bold" officeooo:rsid="008458b0" officeooo:paragraph-rsid="008458b0" style:font-style-asian="italic" style:font-weight-asian="bold" style:font-style-complex="italic" style:font-weight-complex="bold"/>
    </style:style>
    <style:style style:name="P45" style:family="paragraph" style:parent-style-name="Desarrollo-Normal">
      <style:paragraph-properties fo:text-align="justify" style:justify-single-word="false"/>
      <style:text-properties fo:color="#000000" style:font-name="Verdana" fo:font-size="10pt" fo:font-style="normal" officeooo:rsid="004fb62f" officeooo:paragraph-rsid="00823238" style:font-size-asian="10pt" style:font-style-asian="normal" style:font-size-complex="10pt" style:font-style-complex="normal"/>
    </style:style>
    <style:style style:name="P46" style:family="paragraph" style:parent-style-name="Desarrollo-Normal">
      <loext:graphic-properties draw:fill="solid" draw:fill-color="#dddddd" draw:opacity="100%"/>
      <style:paragraph-properties fo:text-align="start" style:justify-single-word="false" fo:background-color="#dddddd"/>
      <style:text-properties style:font-name="Liberation Mono" fo:font-size="8pt" fo:font-style="normal" fo:font-weight="normal" officeooo:rsid="008458b0" officeooo:paragraph-rsid="008458b0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Desarrollo-Normal">
      <loext:graphic-properties draw:fill="solid" draw:fill-color="#dddddd" draw:opacity="100%"/>
      <style:paragraph-properties fo:text-align="start" style:justify-single-word="false" fo:background-color="#dddddd"/>
      <style:text-properties style:font-name="Liberation Mono" fo:font-size="8pt" fo:font-style="normal" fo:font-weight="normal" officeooo:rsid="00823238" officeooo:paragraph-rsid="00823238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Desarrollo-Normal">
      <loext:graphic-properties draw:fill="solid" draw:fill-color="#dddddd" draw:opacity="100%"/>
      <style:paragraph-properties fo:text-align="justify" style:justify-single-word="false" fo:background-color="#dddddd"/>
      <style:text-properties style:font-name="Liberation Mono" fo:font-size="8pt" fo:font-style="normal" fo:font-weight="normal" officeooo:rsid="008155b4" officeooo:paragraph-rsid="00823238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Desarrollo-Normal">
      <loext:graphic-properties draw:fill="solid" draw:fill-color="#dddddd" draw:opacity="100%"/>
      <style:paragraph-properties fo:text-align="start" style:justify-single-word="false" fo:background-color="#dddddd"/>
      <style:text-properties style:font-name="Liberation Mono" fo:font-size="8pt" fo:font-style="normal" fo:font-weight="normal" officeooo:rsid="007e041e" officeooo:paragraph-rsid="007e041e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Desarrollo-Normal">
      <loext:graphic-properties draw:fill="solid" draw:fill-color="#dddddd" draw:opacity="100%"/>
      <style:paragraph-properties fo:text-align="start" style:justify-single-word="false" fo:background-color="#dddddd"/>
      <style:text-properties style:font-name="Liberation Mono" fo:font-size="8pt" fo:font-style="normal" fo:font-weight="normal" officeooo:rsid="0085d994" officeooo:paragraph-rsid="0085d994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Desarrollo-Normal">
      <loext:graphic-properties draw:fill="solid" draw:fill-color="#dddddd" draw:opacity="100%"/>
      <style:paragraph-properties fo:text-align="start" style:justify-single-word="false" fo:background-color="#dddddd"/>
      <style:text-properties style:font-name="Liberation Mono" fo:font-size="8pt" fo:font-style="normal" fo:font-weight="normal" officeooo:rsid="0085de20" officeooo:paragraph-rsid="0085de20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Desarrollo-Normal">
      <loext:graphic-properties draw:fill="none" draw:fill-color="#ffffff" draw:opacity="100%"/>
      <style:paragraph-properties fo:text-align="start" style:justify-single-word="false"/>
      <style:text-properties style:font-name="Verdana1" fo:font-size="10pt" fo:font-style="normal" fo:font-weight="normal" officeooo:rsid="008458b0" officeooo:paragraph-rsid="008458b0" style:font-size-asian="8.75pt" style:font-style-asian="normal" style:font-weight-asian="normal" style:font-size-complex="10pt" style:font-style-complex="normal" style:font-weight-complex="normal"/>
    </style:style>
    <style:style style:name="P53" style:family="paragraph" style:parent-style-name="Desarrollo-Normal">
      <loext:graphic-properties draw:fill="none" draw:fill-color="#ffffff" draw:opacity="100%"/>
      <style:paragraph-properties fo:text-align="start" style:justify-single-word="false"/>
      <style:text-properties style:font-name="Verdana1" fo:font-size="10pt" fo:font-style="normal" fo:font-weight="normal" officeooo:rsid="0085d994" officeooo:paragraph-rsid="0085d994" style:font-size-asian="8.75pt" style:font-style-asian="normal" style:font-weight-asian="normal" style:font-size-complex="10pt" style:font-style-complex="normal" style:font-weight-complex="normal"/>
    </style:style>
    <style:style style:name="P54" style:family="paragraph" style:parent-style-name="Desarrollo-Normal">
      <loext:graphic-properties draw:fill="none" draw:fill-color="#ffffff" draw:opacity="100%"/>
      <style:paragraph-properties fo:text-align="start" style:justify-single-word="false"/>
      <style:text-properties style:font-name="Verdana1" fo:font-size="10pt" fo:font-style="normal" fo:font-weight="normal" officeooo:rsid="0085de20" officeooo:paragraph-rsid="0085de20" style:font-size-asian="8.75pt" style:font-style-asian="normal" style:font-weight-asian="normal" style:font-size-complex="10pt" style:font-style-complex="normal" style:font-weight-complex="normal"/>
    </style:style>
    <style:style style:name="P55" style:family="paragraph" style:parent-style-name="Desarrollo-Normal">
      <loext:graphic-properties draw:fill="none" draw:fill-color="#ffffff" draw:opacity="100%"/>
      <style:paragraph-properties fo:text-align="start" style:justify-single-word="false"/>
      <style:text-properties style:font-name="Verdana1" fo:font-size="10pt" fo:font-style="italic" fo:font-weight="normal" officeooo:rsid="008458b0" officeooo:paragraph-rsid="008458b0" style:font-size-asian="8.75pt" style:font-style-asian="italic" style:font-weight-asian="normal" style:font-size-complex="10pt" style:font-style-complex="italic" style:font-weight-complex="normal"/>
    </style:style>
    <style:style style:name="P56" style:family="paragraph" style:parent-style-name="Desarrollo-Normal">
      <loext:graphic-properties draw:fill="none" draw:fill-color="#ffffff" draw:opacity="100%"/>
      <style:paragraph-properties fo:text-align="start" style:justify-single-word="false"/>
      <style:text-properties style:font-name="Verdana1" fo:font-size="10pt" fo:font-style="italic" fo:font-weight="bold" officeooo:rsid="008458b0" officeooo:paragraph-rsid="008458b0" style:font-size-asian="8.75pt" style:font-style-asian="italic" style:font-weight-asian="bold" style:font-size-complex="10pt" style:font-style-complex="italic" style:font-weight-complex="bold"/>
    </style:style>
    <style:style style:name="P57" style:family="paragraph" style:parent-style-name="Desarrollo-Normal">
      <loext:graphic-properties draw:fill="none" draw:fill-color="#ffffff" draw:opacity="100%"/>
      <style:paragraph-properties fo:text-align="start" style:justify-single-word="false"/>
      <style:text-properties style:font-name="Verdana1" fo:font-size="10pt" fo:font-style="italic" fo:font-weight="bold" officeooo:rsid="0085d994" officeooo:paragraph-rsid="0085d994" style:font-size-asian="8.75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justify" style:justify-single-word="false"/>
    </style:style>
    <style:style style:name="P59" style:family="paragraph" style:parent-style-name="Table_20_Contents">
      <style:paragraph-properties fo:text-align="justify" style:justify-single-word="false"/>
      <style:text-properties officeooo:rsid="007dfec7" officeooo:paragraph-rsid="007dfec7"/>
    </style:style>
    <style:style style:name="P60" style:family="paragraph" style:parent-style-name="Table_20_Contents">
      <style:paragraph-properties fo:text-align="justify" style:justify-single-word="false"/>
      <style:text-properties officeooo:rsid="007e041e" officeooo:paragraph-rsid="007e041e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paragraph-properties fo:text-align="justify" style:justify-single-word="false"/>
      <style:text-properties fo:font-style="italic" officeooo:rsid="007ff7e3" officeooo:paragraph-rsid="007ff7e3" style:font-style-asian="italic" style:font-style-complex="italic"/>
    </style:style>
    <style:style style:name="P63" style:family="paragraph" style:parent-style-name="Table_20_Contents">
      <style:paragraph-properties fo:text-align="start" style:justify-single-word="false"/>
      <style:text-properties style:font-name="Liberation Mono" fo:font-size="6pt" officeooo:rsid="0085de20" officeooo:paragraph-rsid="0085de20" style:font-size-asian="6pt" style:font-size-complex="6pt"/>
    </style:style>
    <style:style style:name="P64" style:family="paragraph" style:parent-style-name="Table_20_Contents">
      <style:paragraph-properties fo:text-align="end" style:justify-single-word="false"/>
      <style:text-properties style:font-name="Liberation Mono" fo:font-size="6pt" officeooo:rsid="0085de20" officeooo:paragraph-rsid="0085de20" style:font-size-asian="6pt" style:font-size-complex="6pt"/>
    </style:style>
    <style:style style:name="P65" style:family="paragraph" style:parent-style-name="Table_20_Contents">
      <style:paragraph-properties fo:text-align="end" style:justify-single-word="false"/>
      <style:text-properties style:font-name="Liberation Mono" fo:font-size="6pt" style:font-size-asian="6pt" style:font-size-complex="6pt"/>
    </style:style>
    <style:style style:name="P66" style:family="paragraph" style:parent-style-name="Table_20_Contents">
      <style:paragraph-properties fo:text-align="end" style:justify-single-word="false"/>
      <style:text-properties style:font-name="Liberation Mono" fo:font-size="6pt" officeooo:paragraph-rsid="0085de20" style:font-size-asian="6pt" style:font-size-complex="6pt"/>
    </style:style>
    <style:style style:name="P67" style:family="paragraph" style:parent-style-name="Table_20_Contents">
      <style:paragraph-properties fo:text-align="start" style:justify-single-word="false"/>
      <style:text-properties style:font-name="Liberation Mono" fo:font-size="6pt" officeooo:rsid="0086bcfa" officeooo:paragraph-rsid="0086bcfa" style:font-size-asian="6pt" style:font-size-complex="6pt"/>
    </style:style>
    <style:style style:name="P68" style:family="paragraph" style:parent-style-name="Table_20_Contents">
      <style:paragraph-properties fo:text-align="start" style:justify-single-word="false"/>
      <style:text-properties style:font-name="Liberation Mono" fo:font-size="6pt" fo:font-weight="bold" officeooo:rsid="0085de20" officeooo:paragraph-rsid="0085de20" style:font-size-asian="6pt" style:font-weight-asian="bold" style:font-size-complex="6pt" style:font-weight-complex="bold"/>
    </style:style>
    <style:style style:name="T1" style:family="text">
      <style:text-properties officeooo:rsid="007c71b7"/>
    </style:style>
    <style:style style:name="T2" style:family="text">
      <style:text-properties officeooo:rsid="007cb3ac"/>
    </style:style>
    <style:style style:name="T3" style:family="text">
      <style:text-properties officeooo:rsid="007dfec7"/>
    </style:style>
    <style:style style:name="T4" style:family="text">
      <style:text-properties officeooo:rsid="007ff7e3"/>
    </style:style>
    <style:style style:name="T5" style:family="text">
      <style:text-properties officeooo:rsid="008155b4"/>
    </style:style>
    <style:style style:name="T6" style:family="text">
      <style:text-properties officeooo:rsid="00823238"/>
    </style:style>
    <style:style style:name="T7" style:family="text">
      <style:text-properties officeooo:rsid="0082bfeb"/>
    </style:style>
    <style:style style:name="T8" style:family="text">
      <style:text-properties officeooo:rsid="0085d994"/>
    </style:style>
    <style:style style:name="T9" style:family="text">
      <style:text-properties officeooo:rsid="0085de20"/>
    </style:style>
    <style:style style:name="T10" style:family="text">
      <style:text-properties officeooo:rsid="0086bcfa"/>
    </style:style>
    <style:style style:name="T11" style:family="text">
      <style:text-properties fo:color="#000000" fo:font-style="normal" officeooo:rsid="0086bcfa" style:font-style-asian="normal" style:font-style-complex="normal"/>
    </style:style>
    <style:style style:name="T12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2"/>
      <text:p text:style-name="P12"/>
      <text:p text:style-name="P12"/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/>
      <text:p text:style-name="P18"/>
      <text:p text:style-name="P19"/>
      <text:p text:style-name="P27">libQuickFT</text:p>
      <text:p text:style-name="P3"/>
      <text:p text:style-name="P3">Library for remote file operations.</text:p>
      <text:p text:style-name="P3"><text:span text:style-name="T10">I</text:span>mplementation of the QuickFT protocol.</text:p>
      <text:p text:style-name="P2"/>
      <text:p text:style-name="P2"/>
      <text:p text:style-name="P3">Reference Manual</text:p>
      <text:p text:style-name="P8"/>
      <text:p text:style-name="P23">May 7<text:span text:style-name="T7">th</text:span>, 2016</text:p>
      <text:p text:style-name="P23"/>
      <text:p text:style-name="P25"><text:span text:style-name="Emphasis"><text:span text:style-name="T12">Julián</text:span></text:span><text:span text:style-name="T11"> Bachiller</text:span></text:p>
      <text:p text:style-name="P24">&lt;julianbachiller@gmail.com&gt;</text:p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21">ABOUT QUICKFT</text:p>
      <text:p text:style-name="P13"/>
      <text:p text:style-name="P15">The QuickFT protocol emerged from the need to transport files to and from embedded devices on a LAN and delete files remotely. The original version was written for Windows, aimed at circumventing <text:s/>the operating system's network file operations capabilities and implement its own.</text:p>
      <text:p text:style-name="P15"/>
      <text:p text:style-name="P15">Both the QuickFT protocol and the Linux port should be considered an excersise in protocol design and sockets programming in C language.</text:p>
      <text:p text:style-name="P15"/>
      <text:p text:style-name="P15">The library implementation allows programs to set up a server or a client very easily, asi shown in the program examples bundled with the library.</text:p>
      <text:p text:style-name="P15"/>
      <text:p text:style-name="P16">The server is designed in such a way that allows serving multiple <text:span text:style-name="T2">simultaneous</text:span> requests from file operations, <text:span text:style-name="T2">up to a hard-coded max. of 256 (which could be parametrized easily if needed).</text:span></text:p>
      <text:p text:style-name="P15"/>
      <text:p text:style-name="P17">The library supports three types of operations, which from the client point of view would be: transfer a file to the server, transfer a file from the server and delete a device from the server.</text:p>
      <text:p text:style-name="P17"/>
      <text:p text:style-name="P17">The protocol is limited to single file operations, not permitting multiple files to be affected by a single action.</text:p>
      <text:p text:style-name="P17"/>
      <text:p text:style-name="P22">THE QUICKFT PROTOCOL</text:p>
      <text:p text:style-name="P14"/>
      <text:p text:style-name="P17">Below are the technichal details of the QuickFT Protocol.</text:p>
      <text:p text:style-name="P17"/>
      <text:p text:style-name="P33">The messages are composed of a header at the beginning and a variable length payload following the header.</text:p>
      <text:p text:style-name="P33"/>
      <text:p text:style-name="P33">The structure of the header part is the following:</text:p>
      <text:p text:style-name="P33"/>
      <table:table table:name="Table1" table:style-name="Table1">
        <table:table-column table:style-name="Table1.A" table:number-columns-repeated="7"/>
        <table:table-row>
          <table:table-cell table:style-name="Table1.A1" table:number-columns-spanned="7" office:value-type="string">
            <text:p text:style-name="P32"><text:span text:style-name="T3">QUI</text:span>FT_MSG=V1.0=FILE_RCV=0000000B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2">72 bits</text:p>
          </table:table-cell>
          <table:table-cell table:style-name="Table1.A2" office:value-type="string">
            <text:p text:style-name="P59">8 bits</text:p>
          </table:table-cell>
          <table:table-cell table:style-name="Table1.A2" office:value-type="string">
            <text:p text:style-name="P59">32 bits</text:p>
          </table:table-cell>
          <table:table-cell table:style-name="Table1.A2" office:value-type="string">
            <text:p text:style-name="P59">8 bits</text:p>
          </table:table-cell>
          <table:table-cell table:style-name="Table1.A2" office:value-type="string">
            <text:p text:style-name="P59">64 bits</text:p>
          </table:table-cell>
          <table:table-cell table:style-name="Table1.A2" office:value-type="string">
            <text:p text:style-name="P59">8 bits</text:p>
          </table:table-cell>
          <table:table-cell table:style-name="Table1.G2" office:value-type="string">
            <text:p text:style-name="P59">64 bits</text:p>
          </table:table-cell>
        </table:table-row>
        <table:table-row>
          <table:table-cell table:style-name="Table1.A2" office:value-type="string">
            <text:p text:style-name="P59">Protocol specifitacion</text:p>
          </table:table-cell>
          <table:table-cell table:style-name="Table1.A2" office:value-type="string">
            <text:p text:style-name="P59">Field separator</text:p>
          </table:table-cell>
          <table:table-cell table:style-name="Table1.A2" office:value-type="string">
            <text:p text:style-name="P59">Protocol version</text:p>
          </table:table-cell>
          <table:table-cell table:style-name="Table1.A2" office:value-type="string">
            <text:p text:style-name="P59">Field separator</text:p>
          </table:table-cell>
          <table:table-cell table:style-name="Table1.A2" office:value-type="string">
            <text:p text:style-name="P59">Message type</text:p>
          </table:table-cell>
          <table:table-cell table:style-name="Table1.A2" office:value-type="string">
            <text:p text:style-name="P59">Field separator</text:p>
          </table:table-cell>
          <table:table-cell table:style-name="Table1.G2" office:value-type="string">
            <text:p text:style-name="P59">Variable part length (hex.)</text:p>
          </table:table-cell>
        </table:table-row>
      </table:table>
      <text:p text:style-name="P33"/>
      <text:p text:style-name="P33">Additionaly, following the header a colon ':' character is required as a separator between the header and the variable length part of the message.</text:p>
      <text:p text:style-name="P33"/>
      <text:p text:style-name="P33">It is valid for a message not to have a variable length part, ommiting also the separator between the header and the payload, thus being composed solely of a header.</text:p>
      <text:p text:style-name="P32"/>
      <text:p text:style-name="P34">The supported message types are the following:</text:p>
      <text:p text:style-name="P3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FILE_SND</text:p>
          </table:table-cell>
          <table:table-cell table:style-name="Table2.B1" office:value-type="string">
            <text:p text:style-name="P60">File send operation from client to server</text:p>
          </table:table-cell>
        </table:table-row>
        <table:table-row>
          <table:table-cell table:style-name="Table2.A2" office:value-type="string">
            <text:p text:style-name="P34">FILE_RCV</text:p>
          </table:table-cell>
          <table:table-cell table:style-name="Table2.B2" office:value-type="string">
            <text:p text:style-name="P60">File receive operation from server to client</text:p>
          </table:table-cell>
        </table:table-row>
        <table:table-row>
          <table:table-cell table:style-name="Table2.A2" office:value-type="string">
            <text:p text:style-name="P34">FILE_DEL</text:p>
          </table:table-cell>
          <table:table-cell table:style-name="Table2.B2" office:value-type="string">
            <text:p text:style-name="P60">File delete operation in server machine</text:p>
          </table:table-cell>
        </table:table-row>
        <table:table-row>
          <table:table-cell table:style-name="Table2.A2" office:value-type="string">
            <text:p text:style-name="P34">ACK_____</text:p>
          </table:table-cell>
          <table:table-cell table:style-name="Table2.B2" office:value-type="string">
            <text:p text:style-name="P60">Acknowledgment message</text:p>
          </table:table-cell>
        </table:table-row>
      </table:table>
      <text:p text:style-name="P34"/>
      <text:p text:style-name="P34">The protocol is based synchronous request-response <text:span text:style-name="T4">message interchange.</text:span></text:p>
      <text:p text:style-name="P34"/>
      <text:p text:style-name="P34">Upon receiving a request for a file operation the server may send an acknowledgment message indicating that the request is being processed. </text:p>
      <text:p text:style-name="P34"/>
      <text:p text:style-name="P40">A response is mandatory indicating the result of the operation.</text:p>
      <text:p text:style-name="P40"/>
      <text:p text:style-name="P40">For the variable length part of the request the parameters suported depend on the type of operation being requested.</text:p>
      <text:p text:style-name="P40"/>
      <text:p text:style-name="P40">The parameters always start with an equal sign '=' followed by the parameter name and a colon separating the parameter name from the value.</text:p>
      <text:p text:style-name="P40"/>
      <text:p text:style-name="P40">The following are the supported parameters for the different message types:</text:p>
      <text:p text:style-name="P4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36">FILE_SND</text:p>
          </table:table-cell>
          <table:table-cell table:style-name="Table3.A1" office:value-type="string">
            <text:p text:style-name="P62">Request</text:p>
          </table:table-cell>
          <table:table-cell table:style-name="Table3.C1" office:value-type="string">
            <text:p text:style-name="P37">=path:<text:span text:style-name="T4">[path including filename of the file in destination]</text:span></text:p>
            <text:p text:style-name="P37">=length:<text:span text:style-name="T4">[length of content]</text:span></text:p>
            <text:p text:style-name="P37">=content:[<text:span text:style-name="T4">content of the file</text:span>]</text:p>
          </table:table-cell>
        </table:table-row>
        <table:table-row>
          <table:covered-table-cell/>
          <table:table-cell table:style-name="Table3.B2" office:value-type="string">
            <text:p text:style-name="P62">Response</text:p>
          </table:table-cell>
          <table:table-cell table:style-name="Table3.C2" office:value-type="string">
            <text:p text:style-name="P37">=result:[<text:span text:style-name="T5">operation result code</text:span>]</text:p>
          </table:table-cell>
        </table:table-row>
        <table:table-row>
          <table:table-cell table:style-name="Table3.B2" table:number-rows-spanned="2" office:value-type="string">
            <text:p text:style-name="P36">FILE_RCV</text:p>
          </table:table-cell>
          <table:table-cell table:style-name="Table3.B2" office:value-type="string">
            <text:p text:style-name="P62">Request</text:p>
          </table:table-cell>
          <table:table-cell table:style-name="Table3.C2" office:value-type="string">
            <text:p text:style-name="P37">=filename:<text:span text:style-name="T4">[name of the file to being requested to receive]</text:span></text:p>
          </table:table-cell>
        </table:table-row>
        <table:table-row>
          <table:covered-table-cell/>
          <table:table-cell table:style-name="Table3.B2" office:value-type="string">
            <text:p text:style-name="P62">Response</text:p>
          </table:table-cell>
          <table:table-cell table:style-name="Table3.C2" office:value-type="string">
            <text:p text:style-name="P37">=result:[<text:span text:style-name="T5">operation result code</text:span>]</text:p>
            <text:p text:style-name="P37">=length:[<text:span text:style-name="T4">length of content</text:span>]</text:p>
            <text:p text:style-name="P37">=content:[<text:span text:style-name="T4">content of the file</text:span>]</text:p>
          </table:table-cell>
        </table:table-row>
        <table:table-row>
          <table:table-cell table:style-name="Table3.B2" table:number-rows-spanned="2" office:value-type="string">
            <text:p text:style-name="P36">FILE_DEL</text:p>
          </table:table-cell>
          <table:table-cell table:style-name="Table3.B2" office:value-type="string">
            <text:p text:style-name="P62">Request</text:p>
          </table:table-cell>
          <table:table-cell table:style-name="Table3.C2" office:value-type="string">
            <text:p text:style-name="P37">=filename:<text:span text:style-name="T4">[name of the file to delete in destination]</text:span></text:p>
          </table:table-cell>
        </table:table-row>
        <table:table-row>
          <table:covered-table-cell/>
          <table:table-cell table:style-name="Table3.B2" office:value-type="string">
            <text:p text:style-name="P62">Response</text:p>
          </table:table-cell>
          <table:table-cell table:style-name="Table3.C2" office:value-type="string">
            <text:p text:style-name="P38">=result:[<text:span text:style-name="T5">operation result code</text:span>]</text:p>
          </table:table-cell>
        </table:table-row>
      </table:table>
      <text:p text:style-name="P40"/>
      <text:p text:style-name="P41">The acknowledgment message type does not support any parameters, and </text:p>
      <text:p text:style-name="P40"/>
      <text:p text:style-name="P41">The 'content' parameter used to transport the file itself typically will ve provided with a value already encoded to allow the string representation of bytes.</text:p>
      <text:p text:style-name="P41"/>
      <text:p text:style-name="P41">In the current library implementation all file content values are previously compressed and then base64-encoded.</text:p>
      <text:p text:style-name="P41"/>
      <text:p text:style-name="P41">File compression/decompression and encoding/decoding is already handled by the library.</text:p>
      <text:p text:style-name="P41"/>
      <text:p text:style-name="P41">Sample messages for the supported operations are presented below.</text:p>
      <text:p text:style-name="P35"/>
      <text:p text:style-name="P47">File Send</text:p>
      <text:p text:style-name="P47"/>
      <text:p text:style-name="P47">Request:</text:p>
      <text:p text:style-name="P47">QUIFT_MSG=V1.0=FILE_SND=00000038:=path:\tmp\file.bin=length:14567=content:[file content]</text:p>
      <text:p text:style-name="P47"/>
      <text:p text:style-name="P47">Response:</text:p>
      <text:p text:style-name="P47">QUIFT_MSG=V1.0=FILE_SND=00000020:=result:[operation result code]</text:p>
      <text:p text:style-name="P42"/>
      <text:p text:style-name="P42"/>
      <text:p text:style-name="P47">File Receive</text:p>
      <text:p text:style-name="P47"/>
      <text:p text:style-name="P47">Request:</text:p>
      <text:p text:style-name="P47">QUIFT_MSG=V1.0=FILE_RCV=0000001C:=filename:\tmp\testFile.xml</text:p>
      <text:p text:style-name="P47"/>
      <text:p text:style-name="P47">Response:</text:p>
      <text:p text:style-name="P47"/>
      <text:p text:style-name="P47">QUIFT_MSG=V1.0=FILE_RCV=0000004F:=result:[operation result code]=length:[content length]=content:[file content]</text:p>
      <text:p text:style-name="P47"/>
      <text:p text:style-name="P47">QUIFT_MSG=V1.0=FILE_RCV=00000020:=result:[operation result code]</text:p>
      <text:p text:style-name="P42"/>
      <text:p text:style-name="P42"/>
      <text:p text:style-name="P47">File Delete</text:p>
      <text:p text:style-name="P47"/>
      <text:p text:style-name="P47">Request:</text:p>
      <text:p text:style-name="P47">QUIFT_MSG=V1.0=FILE_DEL=0000001C:=filename:\tmp\testFile.xml</text:p>
      <text:p text:style-name="P47"/>
      <text:p text:style-name="P47">Response:</text:p>
      <text:p text:style-name="P47">QUIFT_MSG=V1.0=FILE_DEL=00000020:=result:[operation result code]</text:p>
      <text:p text:style-name="P42"/>
      <text:p text:style-name="P42"/>
      <text:p text:style-name="P48"><text:span text:style-name="T6">A</text:span>cknowledgment</text:p>
      <text:p text:style-name="P49"/>
      <text:p text:style-name="P49"><text:span text:style-name="T6">QUI</text:span>FT_MSG=V1.0=ACK_____=00000000</text:p>
      <text:p text:style-name="P39"/>
      <text:p text:style-name="P39"/>
      <text:p text:style-name="P30"><text:span text:style-name="T6">LIB</text:span>QUICKFT <text:span text:style-name="T6">LIBRARY REFERENCE</text:span></text:p>
      <text:p text:style-name="P45"/>
      <text:p text:style-name="P43">The QuickFT library implements functions for both server and client programs.</text:p>
      <text:p text:style-name="P43"/>
      <text:p text:style-name="P43">Below are the function calls for the operations supported.</text:p>
      <text:p text:style-name="P43"/>
      <text:p text:style-name="P44">Server: <text:span text:style-name="T8">I</text:span>nitialization</text:p>
      <text:p text:style-name="P43"/>
      <text:p text:style-name="P46">/**</text:p>
      <text:p text:style-name="P46"><text:s/>* Initializes server for sending and receiving messages</text:p>
      <text:p text:style-name="P46"><text:s/>*</text:p>
      <text:p text:style-name="P46"><text:s/>* @param port <text:s text:c="15"/>port to listen on</text:p>
      <text:p text:style-name="P46"><text:s/>* @param max_connections <text:s text:c="4"/>max. connections supoerted by the server</text:p>
      <text:p text:style-name="P46"><text:s/>* @param timeout <text:s text:c="12"/>timeout for messages, can be 0 for default</text:p>
      <text:p text:style-name="P46"><text:s/>* @param log_writer <text:s text:c="9"/>a pointer to a callback logging function</text:p>
      <text:p text:style-name="P46"><text:s/>* <text:s text:c="27"/>that receives two parameters:</text:p>
      <text:p text:style-name="P46"><text:s/>* <text:s text:c="37"/></text:p>
      <text:p text:style-name="P46"><text:s/>* <text:s text:c="27"/>function: name of the function in which</text:p>
      <text:p text:style-name="P46"><text:s/>* <text:s text:c="37"/>logger_write is being called.</text:p>
      <text:p text:style-name="P46"><text:s/>* <text:s text:c="27"/>message: <text:s/>body of the message.</text:p>
      <text:p text:style-name="P46"><text:s/>*</text:p>
      <text:p text:style-name="P46"><text:s/>* @return <text:s text:c="19"/>pointer to a SERVER_T type</text:p>
      <text:p text:style-name="P46"><text:s/>*/</text:p>
      <text:p text:style-name="P46">SERVER_T * server_initialize( int port, </text:p>
      <text:p text:style-name="P46"><text:s text:c="30"/>int max_connections, </text:p>
      <text:p text:style-name="P46"><text:s text:c="30"/>int timeout, </text:p>
      <text:p text:style-name="P46"><text:s text:c="30"/>void (*log_writer) (const char* function, char* message) );</text:p>
      <text:p text:style-name="P55"/>
      <text:p text:style-name="P56">Server: <text:span text:style-name="T8">D</text:span>einitialization</text:p>
      <text:p text:style-name="P52"/>
      <text:p text:style-name="P46">/**</text:p>
      <text:p text:style-name="P46"><text:s/>* Ends the connections and finalizes the server</text:p>
      <text:p text:style-name="P46"><text:s/>*</text:p>
      <text:p text:style-name="P46"><text:s/>* @param server <text:s text:c="13"/>server data structure pointer by reference</text:p>
      <text:p text:style-name="P46"><text:s/>* @return <text:s text:c="19"/>TRUE or FALSE</text:p>
      <text:p text:style-name="P46"><text:s/>*/</text:p>
      <text:p text:style-name="P46">int server_finalize ( SERVER_T ** server );</text:p>
      <text:p text:style-name="P52"/>
      <text:p text:style-name="P56">Client: File Send Operation</text:p>
      <text:p text:style-name="P52"/>
      <text:p text:style-name="P46">/**</text:p>
      <text:p text:style-name="P46"><text:s/>* Performs a 'File Send' operation for the client</text:p>
      <text:p text:style-name="P46"><text:s/>*</text:p>
      <text:p text:style-name="P46"><text:s/>* @param remote_filename <text:s text:c="4"/>filename in destination location</text:p>
      <text:p text:style-name="P46"><text:s/>* @param local_filename <text:s text:c="5"/>filename in location of origin</text:p>
      <text:p text:style-name="P46"><text:s/>* @param addr <text:s text:c="15"/>server IP</text:p>
      <text:p text:style-name="P46"><text:s/>* @param port <text:s text:c="15"/>server port</text:p>
      <text:p text:style-name="P46"><text:s/>* @param timeout <text:s text:c="12"/>timeout for messages, can be 0 for default</text:p>
      <text:p text:style-name="P46"><text:s/>* @param timeout_ack <text:s text:c="8"/>timeout for ack messages, can be 0 for default</text:p>
      <text:p text:style-name="P46"><text:s/>* @param log_writer <text:s text:c="9"/>a pointer to a callback logging function</text:p>
      <text:p text:style-name="P46"><text:s/>* <text:s text:c="27"/>that receives two parameters:</text:p>
      <text:p text:style-name="P46"><text:s/>* <text:s text:c="37"/></text:p>
      <text:p text:style-name="P46"><text:s/>* <text:s text:c="27"/>function: name of the function in which</text:p>
      <text:p text:style-name="P46"><text:s/>* <text:s text:c="37"/>logger_write is being called.</text:p>
      <text:p text:style-name="P46"><text:s/>* <text:s text:c="27"/>message: <text:s/>body of the message.</text:p>
      <text:p text:style-name="P46"><text:s/>*</text:p>
      <text:p text:style-name="P46"><text:s/>* @return <text:s text:c="19"/>result code</text:p>
      <text:p text:style-name="P46"><text:s/>*/</text:p>
      <text:p text:style-name="P46">int client_file_send( char * remote_filename, </text:p>
      <text:p text:style-name="P46"><text:s text:c="22"/>char * local_filename, </text:p>
      <text:p text:style-name="P46"><text:s text:c="22"/>char * addr, </text:p>
      <text:p text:style-name="P46"><text:s text:c="22"/>char * port, </text:p>
      <text:p text:style-name="P46"><text:s text:c="22"/>int timeout, </text:p>
      <text:p text:style-name="P46"><text:s text:c="22"/>int timeout_ack, </text:p>
      <text:p text:style-name="P46"><text:s text:c="22"/>void (*log_writer) (const char* function, char* message) );</text:p>
      <text:p text:style-name="P52"/>
      <text:p text:style-name="P56">Client: File Receive Operation</text:p>
      <text:p text:style-name="P52"/>
      <text:p text:style-name="P46">/**</text:p>
      <text:p text:style-name="P46"><text:s/>* Performs a 'File Receive' operation for the client</text:p>
      <text:p text:style-name="P46"><text:soft-page-break/><text:s/>*</text:p>
      <text:p text:style-name="P46"><text:s/>* @param remote_filename <text:s text:c="4"/>filename in location of origin</text:p>
      <text:p text:style-name="P46"><text:s/>* @param local_filename <text:s text:c="5"/>filename in destination location</text:p>
      <text:p text:style-name="P46"><text:s/>* @param addr <text:s text:c="15"/>server IP address</text:p>
      <text:p text:style-name="P46"><text:s/>* @param port <text:s text:c="15"/>server Port, can be 0 for default</text:p>
      <text:p text:style-name="P46"><text:s/>* @param timeout <text:s text:c="12"/>timeout for messages, can be 0 for default</text:p>
      <text:p text:style-name="P46"><text:s/>* @param timeout_ack <text:s text:c="8"/>timeout for ack messages, can be 0 for default</text:p>
      <text:p text:style-name="P46"><text:s/>* @param log_writer <text:s text:c="9"/>a pointer to a callback logging function</text:p>
      <text:p text:style-name="P46"><text:s/>* <text:s text:c="27"/>that receives two parameters:</text:p>
      <text:p text:style-name="P46"><text:s/>* <text:s text:c="37"/></text:p>
      <text:p text:style-name="P46"><text:s/>* <text:s text:c="27"/>function: name of the function in which</text:p>
      <text:p text:style-name="P46"><text:s/>* <text:s text:c="37"/>logger_write is being called.</text:p>
      <text:p text:style-name="P46"><text:s/>* <text:s text:c="27"/>message: <text:s/>body of the message.</text:p>
      <text:p text:style-name="P46"><text:s/>*</text:p>
      <text:p text:style-name="P46"><text:s/>* @return <text:s text:c="19"/>result code</text:p>
      <text:p text:style-name="P46"><text:s/>*/</text:p>
      <text:p text:style-name="P46">int client_file_receive( char * remote_filename, </text:p>
      <text:p text:style-name="P46"><text:s text:c="25"/>char * local_filename, </text:p>
      <text:p text:style-name="P46"><text:s text:c="25"/>char * addr, </text:p>
      <text:p text:style-name="P46"><text:s text:c="25"/>char * port, </text:p>
      <text:p text:style-name="P46"><text:s text:c="25"/>int timeout, </text:p>
      <text:p text:style-name="P46"><text:s text:c="25"/>int timeout_ack, </text:p>
      <text:p text:style-name="P46"><text:s text:c="25"/>void (*log_writer) (const char* function, char* message) );</text:p>
      <text:p text:style-name="P52"/>
      <text:p text:style-name="P57">Client: File Delete Operation</text:p>
      <text:p text:style-name="P53"/>
      <text:p text:style-name="P50">/**</text:p>
      <text:p text:style-name="P50"><text:s/>* Performs a 'File Delete' operation for the client on the server</text:p>
      <text:p text:style-name="P50"><text:s/>*</text:p>
      <text:p text:style-name="P50"><text:s/>* @param remote_filename <text:s text:c="4"/>filename in destination</text:p>
      <text:p text:style-name="P50"><text:s/>* @param addr <text:s text:c="15"/>server IP</text:p>
      <text:p text:style-name="P50"><text:s/>* @param port <text:s text:c="15"/>server port</text:p>
      <text:p text:style-name="P50"><text:s/>* @param timeout <text:s text:c="12"/>timeout for messages, can be 0 for default</text:p>
      <text:p text:style-name="P50"><text:s/>* @param timeout_ack <text:s text:c="8"/>timeout for ack messages, can be 0 for default</text:p>
      <text:p text:style-name="P50"><text:s/>* @param log_writer <text:s text:c="9"/>a pointer to a callback logging function</text:p>
      <text:p text:style-name="P50"><text:s/>* <text:s text:c="27"/>that receives two parameters:</text:p>
      <text:p text:style-name="P50"><text:s/>* <text:s text:c="37"/></text:p>
      <text:p text:style-name="P50"><text:s/>* <text:s text:c="27"/>function: name of the function in which</text:p>
      <text:p text:style-name="P50"><text:s/>* <text:s text:c="37"/>logger_write is being called.</text:p>
      <text:p text:style-name="P50"><text:s/>* <text:s text:c="27"/>message: <text:s/>body of the message.</text:p>
      <text:p text:style-name="P50"><text:s/>*</text:p>
      <text:p text:style-name="P50"><text:s/>* @return <text:s text:c="19"/>result code</text:p>
      <text:p text:style-name="P50"><text:s/>*/</text:p>
      <text:p text:style-name="P50">int client_file_delete( char * remote_filename, </text:p>
      <text:p text:style-name="P50"><text:s text:c="24"/>char * addr, </text:p>
      <text:p text:style-name="P50"><text:s text:c="24"/>char * port, </text:p>
      <text:p text:style-name="P50"><text:s text:c="24"/>int timeout, </text:p>
      <text:p text:style-name="P50"><text:s text:c="24"/>int timeout_ack,</text:p>
      <text:p text:style-name="P50"><text:s text:c="24"/>void (*log_writer) (const char* function, char* message) );</text:p>
      <text:p text:style-name="P53"/>
      <text:p text:style-name="P54">The following macros are also defined in client.h for calling client functions:</text:p>
      <text:p text:style-name="P54"/>
      <text:p text:style-name="P51">#define QUICKFT_FILE_RECEIVE <text:s text:c="3"/>client_file_receive</text:p>
      <text:p text:style-name="P51">#define QUICKFT_FILE_SEND <text:s text:c="6"/>client_file_send</text:p>
      <text:p text:style-name="P51">#define QUICKFT_FILE_DELETE <text:s text:c="4"/>client_file_delete</text:p>
      <text:p text:style-name="P53"/>
      <text:p text:style-name="P54">For client operations the operation result code definitions are the following.</text:p>
      <text:p text:style-name="P54"/>
      <table:table table:name="Results" table:style-name="Results">
        <table:table-column table:style-name="Results.A"/>
        <table:table-column table:style-name="Results.B"/>
        <table:table-column table:style-name="Results.C"/>
        <table:table-row>
          <table:table-cell table:style-name="Results.A1" office:value-type="string">
            <text:p text:style-name="P63">Macro definition</text:p>
          </table:table-cell>
          <table:table-cell table:style-name="Results.A1" office:value-type="string">
            <text:p text:style-name="P63">Numeric Value</text:p>
          </table:table-cell>
          <table:table-cell table:style-name="Results.C1" office:value-type="string">
            <text:p text:style-name="P63">Description</text:p>
          </table:table-cell>
        </table:table-row>
        <table:table-row>
          <table:table-cell table:style-name="Results.A2" office:value-type="string">
            <text:p text:style-name="P68">RESULT_SUCCESS</text:p>
          </table:table-cell>
          <table:table-cell table:style-name="Results.A2" office:value-type="string">
            <text:p text:style-name="P64">0</text:p>
          </table:table-cell>
          <table:table-cell table:style-name="Results.C2" office:value-type="string">
            <text:p text:style-name="P63">Operation completed successfully</text:p>
          </table:table-cell>
        </table:table-row>
        <table:table-row>
          <table:table-cell table:style-name="Results.A2" office:value-type="string">
            <text:p text:style-name="P68">RESULT_CONNECTION_ERROR</text:p>
          </table:table-cell>
          <table:table-cell table:style-name="Results.A2" office:value-type="string">
            <text:p text:style-name="P65">-<text:span text:style-name="T9">100</text:span></text:p>
          </table:table-cell>
          <table:table-cell table:style-name="Results.C2" office:value-type="string">
            <text:p text:style-name="P63">A connection error occurred</text:p>
          </table:table-cell>
        </table:table-row>
        <table:table-row>
          <table:table-cell table:style-name="Results.A2" office:value-type="string">
            <text:p text:style-name="P68">RESULT_UNDEFINED</text:p>
          </table:table-cell>
          <table:table-cell table:style-name="Results.A2" office:value-type="string">
            <text:p text:style-name="P66">-<text:span text:style-name="T9">101</text:span></text:p>
          </table:table-cell>
          <table:table-cell table:style-name="Results.C2" office:value-type="string">
            <text:p text:style-name="P63">An unexpected error occurred</text:p>
          </table:table-cell>
        </table:table-row>
        <table:table-row>
          <table:table-cell table:style-name="Results.A2" office:value-type="string">
            <text:p text:style-name="P68">RESULT_CONFIG_ERROR</text:p>
          </table:table-cell>
          <table:table-cell table:style-name="Results.A2" office:value-type="string">
            <text:p text:style-name="P66">-<text:span text:style-name="T9">102</text:span></text:p>
          </table:table-cell>
          <table:table-cell table:style-name="Results.C2" office:value-type="string">
            <text:p text:style-name="P67">An invalid configuration error occurred</text:p>
          </table:table-cell>
        </table:table-row>
        <table:table-row>
          <table:table-cell table:style-name="Results.A2" office:value-type="string">
            <text:p text:style-name="P68">RESULT_INVALID_REQUEST</text:p>
          </table:table-cell>
          <table:table-cell table:style-name="Results.A2" office:value-type="string">
            <text:p text:style-name="P66">-<text:span text:style-name="T9">103</text:span></text:p>
          </table:table-cell>
          <table:table-cell table:style-name="Results.C2" office:value-type="string">
            <text:p text:style-name="P67">The request message is not valid</text:p>
          </table:table-cell>
        </table:table-row>
        <table:table-row>
          <table:table-cell table:style-name="Results.A2" office:value-type="string">
            <text:p text:style-name="P68">RESULT_INVALID_RESPONSE</text:p>
          </table:table-cell>
          <table:table-cell table:style-name="Results.A2" office:value-type="string">
            <text:p text:style-name="P66">-<text:span text:style-name="T9">104</text:span></text:p>
          </table:table-cell>
          <table:table-cell table:style-name="Results.C2" office:value-type="string">
            <text:p text:style-name="P67">The response message is not valid</text:p>
          </table:table-cell>
        </table:table-row>
        <table:table-row>
          <table:table-cell table:style-name="Results.A2" office:value-type="string">
            <text:p text:style-name="P68">RESULT_FILE_ACCESS_ERROR</text:p>
          </table:table-cell>
          <table:table-cell table:style-name="Results.A2" office:value-type="string">
            <text:p text:style-name="P66">-<text:span text:style-name="T9">105</text:span></text:p>
          </table:table-cell>
          <table:table-cell table:style-name="Results.C2" office:value-type="string">
            <text:p text:style-name="P67">The file could not be accessed</text:p>
          </table:table-cell>
        </table:table-row>
        <table:table-row>
          <table:table-cell table:style-name="Results.A2" office:value-type="string">
            <text:p text:style-name="P68">RESULT_FILE_NOT_FOUND</text:p>
          </table:table-cell>
          <table:table-cell table:style-name="Results.A2" office:value-type="string">
            <text:p text:style-name="P66">-<text:span text:style-name="T9">106</text:span></text:p>
          </table:table-cell>
          <table:table-cell table:style-name="Results.C2" office:value-type="string">
            <text:p text:style-name="P67">A required file was not found during an operation</text:p>
          </table:table-cell>
        </table:table-row>
        <table:table-row>
          <table:table-cell table:style-name="Results.A2" office:value-type="string">
            <text:p text:style-name="P68">RESULT_FILE_WRITE_ERROR</text:p>
          </table:table-cell>
          <table:table-cell table:style-name="Results.A2" office:value-type="string">
            <text:p text:style-name="P66">-<text:span text:style-name="T9">107</text:span></text:p>
          </table:table-cell>
          <table:table-cell table:style-name="Results.C2" office:value-type="string">
            <text:p text:style-name="P67">Error writing file</text:p>
          </table:table-cell>
        </table:table-row>
        <table:table-row>
          <table:table-cell table:style-name="Results.A2" office:value-type="string">
            <text:p text:style-name="P68">RESULT_FILE_READ_ERROR</text:p>
          </table:table-cell>
          <table:table-cell table:style-name="Results.A2" office:value-type="string">
            <text:p text:style-name="P66">-<text:span text:style-name="T9">108</text:span></text:p>
          </table:table-cell>
          <table:table-cell table:style-name="Results.C2" office:value-type="string">
            <text:p text:style-name="P67">Error reading file</text:p>
          </table:table-cell>
        </table:table-row>
        <text:soft-page-break/>
        <table:table-row>
          <table:table-cell table:style-name="Results.A2" office:value-type="string">
            <text:p text:style-name="P68">RESULT_FILE_COMPRESS_ERROR</text:p>
          </table:table-cell>
          <table:table-cell table:style-name="Results.A2" office:value-type="string">
            <text:p text:style-name="P66">-<text:span text:style-name="T9">109</text:span></text:p>
          </table:table-cell>
          <table:table-cell table:style-name="Results.C2" office:value-type="string">
            <text:p text:style-name="P67">Error compressing file</text:p>
          </table:table-cell>
        </table:table-row>
        <table:table-row>
          <table:table-cell table:style-name="Results.A2" office:value-type="string">
            <text:p text:style-name="P68">RESULT_FILE_DECOMPRESS_ERROR</text:p>
          </table:table-cell>
          <table:table-cell table:style-name="Results.A2" office:value-type="string">
            <text:p text:style-name="P66">-<text:span text:style-name="T9">110</text:span></text:p>
          </table:table-cell>
          <table:table-cell table:style-name="Results.C2" office:value-type="string">
            <text:p text:style-name="P67">Error decompressing file</text:p>
          </table:table-cell>
        </table:table-row>
        <table:table-row>
          <table:table-cell table:style-name="Results.A2" office:value-type="string">
            <text:p text:style-name="P68">RESULT_FILE_ENCODE_ERROR</text:p>
          </table:table-cell>
          <table:table-cell table:style-name="Results.A2" office:value-type="string">
            <text:p text:style-name="P66">-<text:span text:style-name="T9">111</text:span></text:p>
          </table:table-cell>
          <table:table-cell table:style-name="Results.C2" office:value-type="string">
            <text:p text:style-name="P67">Error encoding file</text:p>
          </table:table-cell>
        </table:table-row>
        <table:table-row>
          <table:table-cell table:style-name="Results.A2" office:value-type="string">
            <text:p text:style-name="P68">RESULT_FILE_DECODE_ERROR</text:p>
          </table:table-cell>
          <table:table-cell table:style-name="Results.A2" office:value-type="string">
            <text:p text:style-name="P66">-<text:span text:style-name="T9">112</text:span></text:p>
          </table:table-cell>
          <table:table-cell table:style-name="Results.C2" office:value-type="string">
            <text:p text:style-name="P67">Error decoding file</text:p>
          </table:table-cell>
        </table:table-row>
        <table:table-row>
          <table:table-cell table:style-name="Results.A2" office:value-type="string">
            <text:p text:style-name="P68">RESULT_FILE_DELETE_ERROR</text:p>
          </table:table-cell>
          <table:table-cell table:style-name="Results.A2" office:value-type="string">
            <text:p text:style-name="P66">-<text:span text:style-name="T9">113</text:span></text:p>
          </table:table-cell>
          <table:table-cell table:style-name="Results.C2" office:value-type="string">
            <text:p text:style-name="P67">Error deleting a file</text:p>
          </table:table-cell>
        </table:table-row>
        <table:table-row>
          <table:table-cell table:style-name="Results.A2" office:value-type="string">
            <text:p text:style-name="P68">RESULT_INVALID_DESTINATION_DIRECTORY</text:p>
          </table:table-cell>
          <table:table-cell table:style-name="Results.A2" office:value-type="string">
            <text:p text:style-name="P66">-<text:span text:style-name="T9">114</text:span></text:p>
          </table:table-cell>
          <table:table-cell table:style-name="Results.C2" office:value-type="string">
            <text:p text:style-name="P67">Destination directory is not valid</text:p>
          </table:table-cell>
        </table:table-row>
        <table:table-row>
          <table:table-cell table:style-name="Results.A2" office:value-type="string">
            <text:p text:style-name="P68">RESULT_COULD_NOT_CREATE_DESTINATION_DIRECTORY</text:p>
          </table:table-cell>
          <table:table-cell table:style-name="Results.A2" office:value-type="string">
            <text:p text:style-name="P66">-<text:span text:style-name="T9">115</text:span></text:p>
          </table:table-cell>
          <table:table-cell table:style-name="Results.C2" office:value-type="string">
            <text:p text:style-name="P67">Destination directory could not be created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Verdana1" svg:font-family="Verdana" style:font-family-generic="swiss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SimSun" svg:font-family="SimSun, 宋体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_20_1" draw:display-name="Bitmap 1" xlink:href="Pictures/100000000000023000000053F7FC5289.png" xlink:type="simple" xlink:show="embed" xlink:actuate="onLoad"/>
    <draw:stroke-dash draw:name="Dashed_20__28_var_29__20_2" draw:display-name="Dashed (var) 2" draw:style="rect" draw:dots1="1" draw:dots1-length="0.0102in" draw:distance="0.0102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AR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fo:color="#000000" style:font-name="Verdana" fo:font-family="Verdana" style:font-family-generic="swiss" style:font-pitch="variable" fo:font-size="10pt" fo:language="es" fo:country="ES" fo:font-style="normal" style:font-name-asian="Times New Roman" style:font-family-asian="'Times New Roman'" style:font-family-generic-asian="roman" style:font-pitch-asian="variable" style:font-size-asian="10pt" style:language-asian="zh" style:country-asian="CN" style:font-style-asian="italic" style:font-name-complex="Verdana" style:font-family-complex="Verdana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Predeterminado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padding-left="0in" fo:padding-right="0in" fo:padding-top="0in" fo:padding-bottom="0.0138in" fo:border-left="none" fo:border-right="none" fo:border-top="none" fo:border-bottom="0.51pt solid #000000" fo:keep-with-next="always"/>
      <style:text-properties fo:font-size="12pt" fo:font-weight="bold" style:letter-kerning="true" style:font-size-asian="1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1252in" fo:margin-right="0in" fo:margin-top="0.1665in" fo:margin-bottom="0.0417in" loext:contextual-spacing="false" fo:text-indent="-0.05in" style:auto-text-indent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3752in" fo:margin-right="0in" fo:margin-top="0.1665in" fo:margin-bottom="0.0417in" loext:contextual-spacing="false" fo:text-indent="0in" style:auto-text-indent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 loext:contextual-spacing="false"/>
      <style:text-properties style:font-name="Times New Roman" fo:font-family="'Times New Roman'" style:font-family-generic="roman" style:font-pitch="variable" fo:font-size="12pt" fo:font-style="normal" style:font-size-asian="12pt" style:font-style-asian="normal" style:font-name-complex="Times New Roman" style:font-family-complex="'Times New Roman'" style:font-family-generic-complex="roman" style:font-pitch-complex="variable" style:font-style-complex="italic"/>
    </style:style>
    <style:style style:name="Encabezad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2" style:font-family-complex="Mangal" style:font-pitch-complex="variable" style:font-size-complex="14pt"/>
    </style:style>
    <style:style style:name="Etiqueta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pitch-complex="variable" style:font-size-complex="12pt" style:font-style-complex="italic"/>
    </style:style>
    <style:style style:name="TituloDocumento" style:family="paragraph" style:parent-style-name="Standard">
      <style:paragraph-properties fo:margin-left="0.1252in" fo:margin-right="0in" fo:margin-top="0in" fo:margin-bottom="0in" loext:contextual-spacing="false" fo:text-align="center" style:justify-single-word="false" fo:text-indent="0in" style:auto-text-indent="false"/>
      <style:text-properties fo:font-size="18pt" fo:font-weight="bold" style:font-size-asian="18pt" style:font-weight-asian="bold" style:font-size-complex="10pt" style:font-style-complex="italic" style:font-weight-complex="bold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Oculto" style:family="paragraph" style:parent-style-name="Standard">
      <style:paragraph-properties fo:margin-left="1.25in" fo:margin-right="0in" fo:margin-top="0in" fo:margin-bottom="0in" loext:contextual-spacing="false" fo:text-indent="-0.0626in" style:auto-text-indent="false"/>
      <style:text-properties fo:color="#0000ff" style:font-size-complex="10pt" text:display="none"/>
    </style:style>
    <style:style style:name="Rotulitos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808080"/>
      <style:text-properties fo:font-weight="bold" style:font-weight-asian="bold" style:font-size-complex="10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margin-top="0in" fo:margin-bottom="0in" loext:contextual-spacing="false" fo:text-indent="0in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278in" fo:margin-right="0in" fo:margin-top="0in" fo:margin-bottom="0in" loext:contextual-spacing="false" fo:text-indent="0in" style:auto-text-indent="fals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ULO_20_3" style:display-name="TITULO 3" style:family="paragraph">
      <style:paragraph-properties fo:text-align="justify" style:justify-single-word="false" fo:orphans="2" fo:widows="2" fo:hyphenation-ladder-count="no-limit"/>
      <style:text-properties fo:color="#333333" style:font-name="Arial" fo:font-family="Arial" style:font-family-generic="swiss" style:font-pitch="variable" fo:font-size="10pt" fo:language="es" fo:country="ES" fo:font-weight="bold" style:font-name-asian="Arial" style:font-family-asian="Arial" style:font-family-generic-asian="swiss" style:font-pitch-asian="variable" style:font-size-asian="10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ITULO_20_2" style:display-name="TITULO 2" style:family="paragraph">
      <style:paragraph-properties fo:text-align="justify" style:justify-single-word="false" fo:orphans="2" fo:widows="2" fo:hyphenation-ladder-count="no-limit" fo:padding="0.0398in" fo:border-left="none" fo:border-right="none" fo:border-top="none" fo:border-bottom="0.06pt solid #999999" style:shadow="none"/>
      <style:text-properties style:use-window-font-color="true" style:font-name="Arial" fo:font-family="Arial" style:font-family-generic="swiss" style:font-pitch="variable" fo:font-size="11pt" fo:language="es" fo:country="ES" style:text-underline-style="none" fo:font-weight="bold" style:font-name-asian="Arial" style:font-family-asian="Arial" style:font-family-generic-asian="swiss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TableHeading" style:family="paragraph" style:parent-style-name="Standard">
      <style:paragraph-properties fo:margin-top="0.0835in" fo:margin-bottom="0.0835in" loext:contextual-spacing="false" fo:text-align="center" style:justify-single-word="false" fo:keep-with-next="always"/>
      <style:text-properties fo:color="#000000" style:font-name="Times New Roman" fo:font-family="'Times New Roman'" style:font-family-generic="roman" style:font-pitch="variable" fo:font-size="12pt" fo:language="en" fo:country="US" fo:font-style="normal" fo:font-weight="bold" style:font-name-asian="Batang" style:font-family-asian="Batang, 바탕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TableRow" style:family="paragraph" style:parent-style-name="Standard">
      <style:paragraph-properties fo:margin-top="0.0417in" fo:margin-bottom="0.0417in" loext:contextual-spacing="false"/>
      <style:text-properties fo:color="#000000" style:font-name="Times New Roman" fo:font-family="'Times New Roman'" style:font-family-generic="roman" style:font-pitch="variable" fo:font-size="12pt" fo:language="en" fo:country="US" fo:font-style="normal" style:font-name-asian="Batang" style:font-family-asian="Batang, 바탕" style:font-family-generic-asian="roman" style:font-pitch-asian="variable" style:font-size-asian="12pt" style:font-style-asian="normal" style:font-name-complex="Times New Roman" style:font-family-complex="'Times New Roman'" style:font-family-generic-complex="roman" style:font-pitch-complex="variable"/>
    </style:style>
    <style:style style:name="Desarrollo-Normal" style:family="paragraph" style:parent-style-name="Standard">
      <style:text-properties fo:color="#000000" style:font-name="Arial" fo:font-family="Arial" style:font-family-generic="swiss" style:font-pitch="variable" fo:font-style="normal" style:font-style-asian="normal" style:font-name-complex="Arial" style:font-family-complex="Arial" style:font-family-generic-complex="swiss" style:font-pitch-complex="variable" style:font-size-complex="10pt"/>
    </style:style>
    <style:style style:name="Desarrollo-Titulo" style:family="paragraph" style:parent-style-name="Heading_20_3" style:default-outline-level="" style:list-style-name="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color="#808000" style:font-name="Arial" fo:font-family="Arial" style:font-family-generic="swiss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weight-complex="normal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loext:contextual-spacing="false" fo:line-height="200%" fo:text-indent="0in" style:auto-text-indent="false"/>
      <style:text-properties fo:color="#000000" style:font-name="Times New Roman" fo:font-family="'Times New Roman'" style:font-family-generic="roman" style:font-pitch="variable" fo:language="es" fo:country="AR" fo:font-style="normal" style:font-style-asian="normal" style:font-name-complex="Times New Roman" style:font-family-complex="'Times New Roman'" style:font-family-generic-complex="roman" style:font-pitch-complex="variable" style:font-size-complex="10pt"/>
    </style:style>
    <style:style style:name="Normal1" style:family="paragraph" style:parent-style-name="Standard">
      <style:paragraph-properties style:punctuation-wrap="simple"/>
      <style:text-properties fo:color="#000000" style:font-name="Times New Roman" fo:font-family="'Times New Roman'" style:font-family-generic="roman" style:font-pitch="variable" fo:font-style="normal" style:font-style-asian="normal" style:font-name-complex="Times New Roman" style:font-family-complex="'Times New Roman'" style:font-family-generic-complex="roman" style:font-pitch-complex="variable" style:font-size-complex="10pt"/>
    </style:style>
    <style:style style:name="Desarrollo-Nota_20_importante" style:display-name="Desarrollo-Nota importante" style:family="paragraph" style:parent-style-name="Standard">
      <style:paragraph-properties fo:text-align="justify" style:justify-single-word="false" style:punctuation-wrap="simple"/>
      <style:text-properties fo:color="#808000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Courier_20_New" style:display-name="Courier New" style:family="paragraph" style:parent-style-name="TITULO_20_3">
      <style:paragraph-properties fo:text-align="start" style:justify-single-word="false"/>
      <style:text-properties fo:color="#000000" style:font-name="Courier New" fo:font-family="'Courier New'" style:font-family-generic="modern" fo:font-size="8pt" fo:language="es" fo:country="AR" fo:font-weight="normal" style:font-size-asian="8pt" style:font-weight-asian="normal" style:font-name-complex="Courier New" style:font-family-complex="'Courier New'" style:font-family-generic-complex="modern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árrafo_20_de_20_lista" style:display-name="Párrafo de lista" style:family="paragraph" style:parent-style-name="Standard">
      <style:paragraph-properties fo:margin-left="0.4917in" fo:margin-right="0in" fo:margin-top="0in" fo:margin-bottom="0in" loext:contextual-spacing="false" fo:text-indent="0in" style:auto-text-indent="false"/>
    </style:style>
    <style:style style:name="Sangría_20_2_20_de_20_t._20_independiente" style:display-name="Sangría 2 de t. independiente" style:family="paragraph" style:parent-style-name="Standard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Header_20_First" style:display-name="Header First" style:family="paragraph" style:parent-style-name="Header">
      <style:paragraph-properties fo:margin-left="0in" fo:margin-right="0in" fo:margin-top="0in" fo:margin-bottom="0in" loext:contextual-spacing="false" fo:text-indent="0in" style:auto-text-indent="false"/>
      <style:text-properties fo:language="es" fo:country="AR" style:language-asian="es" style:country-asian="AR"/>
    </style:style>
    <style:style style:name="Predeterminado" style:family="paragraph">
      <style:paragraph-properties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SimSun1" style:font-family-asian="SimSu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Configuracion" style:family="paragraph" style:parent-style-name="Text_20_body">
      <style:graphic-properties draw:fill="solid" draw:fill-color="#e6e6e6" draw:opacity="100%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#e6e6e6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uerpo_20_de_20_texto_20_2" style:display-name="Cuerpo de texto 2" style:family="paragraph" style:parent-style-name="Text_20_body">
      <style:graphic-properties draw:fill="solid" draw:fill-color="#000000" draw:opacity="100%"/>
      <style:paragraph-properties fo:margin-top="0in" fo:margin-bottom="0in" loext:contextual-spacing="false" fo:text-align="start" style:justify-single-word="false" fo:background-color="#000000"/>
      <style:text-properties fo:color="#c0c0c0" style:font-name="Courier New" fo:font-family="'Courier New'" style:font-family-generic="modern" fo:font-size="9pt" fo:font-weight="bold" style:font-size-asian="9pt" style:font-name-complex="Courier New" style:font-family-complex="'Courier New'" style:font-family-generic-complex="modern" style:font-size-complex="9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z0" style:family="text">
      <style:text-properties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WW8Num3z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2z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fo:language="es" fo:country="AR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Oculto_20_Car" style:display-name="Oculto Car" style:family="text" style:parent-style-name="Default_20_Paragraph_20_Font">
      <style:text-properties fo:color="#0000ff" style:font-name="Verdana" fo:font-family="Verdana" style:font-family-generic="swiss" style:font-pitch="variable" fo:language="es" fo:country="ES" fo:font-style="italic" style:font-style-asian="italic" style:font-name-complex="Verdana" style:font-family-complex="Verdana" style:font-family-generic-complex="swiss" style:font-pitch-complex="variable" style:language-complex="ar" style:country-complex="SA" text:display="non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" style:display-name=" Char" style:family="text" style:parent-style-name="Default_20_Paragraph_20_Font"/>
    <style:style style:name="Sangría_20_2_20_de_20_t._20_independiente_20_Car" style:display-name="Sangría 2 de t. independiente Car" style:family="text" style:parent-style-name="Fuente_20_de_20_párrafo_20_predeter.">
      <style:text-properties fo:color="#003366" style:font-name="Verdana" fo:font-family="Verdana" style:font-family-generic="swiss" style:font-pitch="variable" fo:language="es" fo:country="ES" fo:font-style="italic" style:font-style-asian="italic" style:font-name-complex="Verdana" style:font-family-complex="Verdana" style:font-family-generic-complex="swiss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45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2.15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85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4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2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0in" style:auto-text-indent="false"/>
      <style:text-properties fo:language="es" fo:country="AR" style:language-asian="es" style:country-asian="AR"/>
    </style:style>
    <style:style style:name="MP2" style:family="paragraph" style:parent-style-name="Footer">
      <style:text-properties fo:color="#808080" fo:font-style="normal" style:font-style-asian="normal" style:font-style-complex="normal"/>
    </style:style>
    <style:style style:name="MP3" style:family="paragraph" style:parent-style-name="Footer">
      <style:paragraph-properties fo:text-align="end" style:justify-single-word="false"/>
      <style:text-properties fo:color="#808080" fo:font-style="normal" style:font-style-asian="normal" style:font-style-complex="normal"/>
    </style:style>
    <style:style style:name="MP4" style:family="paragraph" style:parent-style-name="Standard">
      <style:text-properties fo:color="#808080" fo:font-style="normal" style:font-style-asian="normal" style:font-style-complex="normal"/>
    </style:style>
    <style:style style:name="MP5" style:family="paragraph" style:parent-style-name="Footer">
      <style:paragraph-properties fo:margin-left="0.1252in" fo:margin-right="0in" fo:text-indent="0in" style:auto-text-indent="false"/>
      <style:text-properties fo:color="#808080" fo:font-style="normal" style:font-style-asian="normal" style:font-style-complex="normal"/>
    </style:style>
    <style:style style:name="MP6" style:family="paragraph" style:parent-style-name="Footer">
      <style:paragraph-properties fo:margin-left="0.1252in" fo:margin-right="0in" fo:text-indent="0in" style:auto-text-indent="false"/>
      <style:text-properties fo:color="#808080" fo:language="es" fo:country="AR" fo:font-style="normal" style:language-asian="es" style:country-asian="AR" style:font-style-asian="normal" style:font-style-complex="normal"/>
    </style:style>
    <style:style style:name="MT1" style:family="text">
      <style:text-properties officeooo:rsid="007c71b7"/>
    </style:style>
    <style:page-layout style:name="Mpm1">
      <style:page-layout-properties fo:page-width="8.2681in" fo:page-height="11.6929in" style:num-format="1" style:print-orientation="portrait" fo:margin-top="0.1256in" fo:margin-bottom="0in" fo:margin-left="0.748in" fo:margin-right="0.641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46in" fo:margin-left="0in" fo:margin-right="0in" fo:margin-bottom="0.9453in" style:shadow="none" style:dynamic-spacing="true" draw:fill="bitmap" draw:fill-image-name="Bitmap_20_1" style:repeat="no-repeat" draw:fill-image-ref-point="top-left">
          <style:background-image xlink:href="Pictures/100000000000023000000053F7FC5289.png" xlink:type="simple" xlink:actuate="onLoad" style:repeat="stretch"/>
        </style:header-footer-properties>
      </style:header-style>
      <style:footer-style>
        <style:header-footer-properties fo:min-height="0.9846in" fo:margin-left="0in" fo:margin-right="0in" fo:margin-top="0.9453in" style:shadow="none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9846in" fo:margin-bottom="0.9846in" fo:margin-left="0.748in" fo:margin-right="0.6417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 text:c="87"/></text:p>
      </style:header>
      <style:footer>
        <text:p text:style-name="MP2"/>
        <text:p text:style-name="MP3">P<text:span text:style-name="MT1">age</text:span> <text:page-number text:select-page="current">6</text:page-number> <text:span text:style-name="MT1">of</text:span> <text:page-count style:num-format="1">7</text:page-count></text:p>
        <text:p text:style-name="MP4"/>
        <text:p text:style-name="MP5"/>
        <text:p text:style-name="MP6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0:52:53.60</meta:creation-date>
    <meta:editing-cycles>17</meta:editing-cycles>
    <meta:editing-duration>PT1H31M24S</meta:editing-duration>
    <meta:generator>LibreOffice/4.4.3.2$Linux_X86_64 LibreOffice_project/40m0$Build-2</meta:generator>
    <dc:date>2016-05-07T11:55:15.198904988</dc:date>
    <meta:document-statistic meta:table-count="4" meta:image-count="0" meta:object-count="0" meta:page-count="7" meta:paragraph-count="260" meta:word-count="1300" meta:character-count="10564" meta:non-whitespace-character-count="7864"/>
  </office:meta>
</office:document-meta>
</file>